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5_11-05-06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3 E-139-34-49.93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5_15-36-51_000.jpg</text:p>
          </table:table-cell>
          <table:table-cell table:style-name="ce16" office:value-type="string">
            <text:p>:m RES 1*1 / free# JVEMV6 44#10.2_3 / 44. currency / 10. prog-php / 2. tester / flowchart</text:p>
          </table:table-cell>
          <table:table-cell table:style-name="ce3"/>
          <table:table-cell table:style-name="ce3"/>
          <table:table-cell table:style-name="ce3" office:value-type="string">
            <text:p>N-35-35-28.46 E-139-34-49.49</text:p>
          </table:table-cell>
          <table:table-cell table:style-name="ce29" table:formula="of:=IF([.E3]=&quot;&quot;;[.C3];CONCATENATE([.C3];&quot; / &quot;;[.E3]))" office:value-type="string" office:string-value=":m RES 1*1 / free# JVEMV6 44#10.2_3 / 44. currency / 10. prog-php / 2. tester / flowchart">
            <text:p>:m RES 1*1 / free# JVEMV6 44#10.2_3 / 44. currency / 10. prog-php / 2. tester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5_17-51-21_000.jpg</text:p>
          </table:table-cell>
          <table:table-cell table:style-name="ce16" office:value-type="string">
            <text:p>:m RES 1*1 / free# JVEMV6 44#10.2_4 / 44. currency / 10. prog-php / 2. tester / flowchart</text:p>
          </table:table-cell>
          <table:table-cell table:style-name="ce28"/>
          <table:table-cell table:style-name="ce3"/>
          <table:table-cell table:style-name="ce3" office:value-type="string">
            <text:p>N-35-35-28.6 E-139-34-49.43</text:p>
          </table:table-cell>
          <table:table-cell table:style-name="ce29" table:formula="of:=IF([.E4]=&quot;&quot;;[.C4];CONCATENATE([.C4];&quot; / &quot;;[.E4]))" office:value-type="string" office:string-value=":m RES 1*1 / free# JVEMV6 44#10.2_4 / 44. currency / 10. prog-php / 2. tester / flowchart">
            <text:p>:m RES 1*1 / free# JVEMV6 44#10.2_4 / 44. currency / 10. prog-php / 2. tester / flowchar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1-05_18-59-21_000.jpg</text:p>
          </table:table-cell>
          <table:table-cell table:style-name="ce16" office:value-type="string">
            <text:p>:m music / log / gt / || s.1:f-100.n,b.o.=m-4,t.65,score+,R=1 || s.2:prev,s-2,r,t.70,score~ || s.3:p-1,r,score~ || s.4:f-96,r,patt-1(2),t.85,score~</text:p>
          </table:table-cell>
          <table:table-cell table:style-name="ce20"/>
          <table:table-cell table:style-name="ce3"/>
          <table:table-cell table:style-name="ce3" office:value-type="string">
            <text:p>N-35-35-28.63 E-139-34-49.49</text:p>
          </table:table-cell>
          <table:table-cell table:style-name="ce29" table:formula="of:=IF([.E5]=&quot;&quot;;[.C5];CONCATENATE([.C5];&quot; / &quot;;[.E5]))" office:value-type="string" office:string-value=":m music / log / gt / || s.1:f-100.n,b.o.=m-4,t.65,score+,R=1 || s.2:prev,s-2,r,t.70,score~ || s.3:p-1,r,score~ || s.4:f-96,r,patt-1(2),t.85,score~">
            <text:p>:m music / log / gt / || s.1:f-100.n,b.o.=m-4,t.65,score+,R=1 || s.2:prev,s-2,r,t.70,score~ || s.3:p-1,r,score~ || s.4:f-96,r,patt-1(2),t.85,score~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5_20-56-52_000.jpg</text:p>
          </table:table-cell>
          <table:table-cell table:style-name="ce15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2 E-139-34-49.49</text:p>
          </table:table-cell>
          <table:table-cell table:style-name="ce2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6_01-37-17_000.jpg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style-name="ce3"/>
          <table:table-cell table:style-name="ce3" office:value-type="string">
            <text:p>N-35-35-28.18 E-139-34-49.98</text:p>
          </table:table-cell>
          <table:table-cell table:style-name="ce29" table:formula="of:=IF([.E7]=&quot;&quot;;[.C7];CONCATENATE([.C7];&quot; / &quot;;[.E7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6_09-35-58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82 E-139-34-49.27</text:p>
          </table:table-cell>
          <table:table-cell table:style-name="ce29" table:formula="of:=IF([.E8]=&quot;&quot;;[.C8];CONCATENATE([.C8];&quot; / &quot;;[.E8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10-16_06-04-12_000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8-10-16_08-44-46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10-19_14-56-10_000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-*">
            <text:p>-*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11-01_19-16-38_000.m4a</text:p>
          </table:table-cell>
          <table:table-cell table:style-name="ce6" office:value-type="string">
            <text:p>:VOICE-MEMO / @自室 / 記録 / アカペラの録音 / リズム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アカペラの録音 / リズム">
            <text:p>:VOICE-MEMO / @自室 / 記録 / アカペラの録音 / リズ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12-11_09-31-41_000.m4a</text:p>
          </table:table-cell>
          <table:table-cell table:style-name="ce6" office:value-type="string">
            <text:p>:VOICE-MEMO / @自室 / 記録 / アカペラの録音 / メロディー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アカペラの録音 / メロディー">
            <text:p>:VOICE-MEMO / @自室 / 記録 / アカペラの録音 / メロディー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3-14_21-19-50_000.m4a</text:p>
          </table:table-cell>
          <table:table-cell table:style-name="ce6" office:value-type="string">
            <text:p>:VOICE-MEMO / @自室 / 記録 / kb,keyboard / 演奏、play / k-0314-1 / free,N,R=4?,3-chord,id=5QN6,date=20190314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kb,keyboard / 演奏、play / k-0314-1 / free,N,R=4?,3-chord,id=5QN6,date=20190314">
            <text:p>:VOICE-MEMO / @自室 / 記録 / kb,keyboard / 演奏、play / k-0314-1 / free,N,R=4?,3-chord,id=5QN6,date=2019031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3-15_11-58-35_000.m4a</text:p>
          </table:table-cell>
          <table:table-cell table:style-name="ce6" office:value-type="string">
            <text:p>:VOICE-MEMO / @自室 / 記録 / kb,keyboard / 演奏、play / k-0315-1 / free,id=5QN6,R=1,block-2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室 / 記録 / kb,keyboard / 演奏、play / k-0315-1 / free,id=5QN6,R=1,block-2">
            <text:p>:VOICE-MEMO / @自室 / 記録 / kb,keyboard / 演奏、play / k-0315-1 / free,id=5QN6,R=1,block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3-15_12-04-32_000.m4a</text:p>
          </table:table-cell>
          <table:table-cell table:style-name="ce6" office:value-type="string">
            <text:p>:VOICE-MEMO / @自室 / 記録 / kb,keyboard / 演奏、play / k-0315-2 / free,id=5QN6,R=2,block-2:var-1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記録 / kb,keyboard / 演奏、play / k-0315-2 / free,id=5QN6,R=2,block-2:var-1">
            <text:p>:VOICE-MEMO / @自室 / 記録 / kb,keyboard / 演奏、play / k-0315-2 / free,id=5QN6,R=2,block-2:var-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3-15_12-06-39_000.m4a</text:p>
          </table:table-cell>
          <table:table-cell table:style-name="ce6" office:value-type="string">
            <text:p>:VOICE-MEMO / @自室 / 記録 / kb,keyboard / 演奏、play / k-0315-3 / R=3,free,id=5QN6,block-2:var-2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記録 / kb,keyboard / 演奏、play / k-0315-3 / R=3,free,id=5QN6,block-2:var-2">
            <text:p>:VOICE-MEMO / @自室 / 記録 / kb,keyboard / 演奏、play / k-0315-3 / R=3,free,id=5QN6,block-2:var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3-15_12-36-50_000.m4a</text:p>
          </table:table-cell>
          <table:table-cell table:style-name="ce6" office:value-type="string">
            <text:p>:VOICE-MEMO / @自室 / 記録 / kb,keyboard / 演奏、play / k-0315-4 / TR,play,id=FQ2I,block-10:var-1,R=4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kb,keyboard / 演奏、play / k-0315-4 / TR,play,id=FQ2I,block-10:var-1,R=4">
            <text:p>:VOICE-MEMO / @自室 / 記録 / kb,keyboard / 演奏、play / k-0315-4 / TR,play,id=FQ2I,block-10:var-1,R=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3-15_13-03-45_000.m4a</text:p>
          </table:table-cell>
          <table:table-cell table:style-name="ce6" office:value-type="string">
            <text:p>:VOICE-MEMO / @自室 / 記録 / kb,keyboard / 演奏、play / k-0315-5 / free,II6D,ADD,block-1,R=5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室 / 記録 / kb,keyboard / 演奏、play / k-0315-5 / free,II6D,ADD,block-1,R=5">
            <text:p>:VOICE-MEMO / @自室 / 記録 / kb,keyboard / 演奏、play / k-0315-5 / free,II6D,ADD,block-1,R=5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2_11-47-29_000.m4a</text:p>
          </table:table-cell>
          <table:table-cell table:style-name="ce6" office:value-type="string">
            <text:p>:VOICE-MEMO / @自宅 / gt,guitar / メモ / file=2020-01-01_18-24...,弾き方、タイミング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gt,guitar / メモ / file=2020-01-01_18-24...,弾き方、タイミング">
            <text:p>:VOICE-MEMO / @自宅 / gt,guitar / メモ / file=2020-01-01_18-24...,弾き方、タイミン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02_14-14-18_000.m4a</text:p>
          </table:table-cell>
          <table:table-cell table:style-name="ce6" office:value-type="string">
            <text:p>:VOICE-MEMO / @自宅 / thoughts,考え / 自分が有名になる、「ディスレクシア」が知られる、どちらを取るか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thoughts,考え / 自分が有名になる、「ディスレクシア」が知られる、どちらを取るか">
            <text:p>:VOICE-MEMO / @自宅 / thoughts,考え / 自分が有名になる、「ディスレクシア」が知られる、どちらを取る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02_14-57-11_000.m4a</text:p>
          </table:table-cell>
          <table:table-cell table:style-name="ce6" office:value-type="string">
            <text:p>:VOICE-MEMO / @自宅 / メモ / 本の一節 / 『驢鞍橋』　中七八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メモ / 本の一節 / 『驢鞍橋』　中七八">
            <text:p>:VOICE-MEMO / @自宅 / メモ / 本の一節 / 『驢鞍橋』　中七八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03_19-22-35_000.m4a</text:p>
          </table:table-cell>
          <table:table-cell table:style-name="ce6" office:value-type="string">
            <text:p>:VOICE-MEMO / @自宅 / 思うこと / 鈴木正三が今生きていたら、何を書くか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思うこと / 鈴木正三が今生きていたら、何を書くか">
            <text:p>:VOICE-MEMO / @自宅 / 思うこと / 鈴木正三が今生きていたら、何を書く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03_19-23-55_000.m4a</text:p>
          </table:table-cell>
          <table:table-cell table:style-name="ce6" office:value-type="string">
            <text:p>:VOICE-MEMO / @自室 / tome / 鈴木正三がいま生きていたら、何を書くか、どこへ行くか、海保青陵、梅岩、他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室 / tome / 鈴木正三がいま生きていたら、何を書くか、どこへ行くか、海保青陵、梅岩、他">
            <text:p>:VOICE-MEMO / @自室 / tome / 鈴木正三がいま生きていたら、何を書くか、どこへ行くか、海保青陵、梅岩、他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05_18-35-04_000.mov</text:p>
          </table:table-cell>
          <table:table-cell table:style-name="ce6" office:value-type="string">
            <text:p>:VIDEO / @自宅 / メモ / guitar,gt / 演奏、play / g-2020-0105-1 / XX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IDEO / @自宅 / メモ / guitar,gt / 演奏、play / g-2020-0105-1 / XX">
            <text:p>:VIDEO / @自宅 / メモ / guitar,gt / 演奏、play / g-2020-0105-1 / XX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0">
            <text:p>3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9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9];[.B19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9];[.B19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6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2020/01/06</text:date>, <text:time>11:2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6T11:21:04.75</dc:date>
    <dc:creator>iwabuchi ken</dc:creator>
    <meta:editing-duration>P15DT23H28M28S</meta:editing-duration>
    <meta:editing-cycles>6307</meta:editing-cycles>
    <meta:document-statistic meta:table-count="1" meta:cell-count="760" meta:object-count="0"/>
  </office:meta>
</office:document-meta>
</file>